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inConfidence (%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table:formula="of:=2*(([.B4]*[.C4])/([.B4]+[.C4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/>
          <table:table-cell table:formula="of:=2*(([.B5]*[.C5])/([.B5]+[.C5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/>
          <table:table-cell table:formula="of:=2*(([.B6]*[.C6])/([.B6]+[.C6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/>
          <table:table-cell table:formula="of:=2*(([.B7]*[.C7])/([.B7]+[.C7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4417" calcext:value-type="float">
            <text:p>0.4417</text:p>
          </table:table-cell>
          <table:table-cell table:formula="of:=2*(([.B8]*[.C8])/([.B8]+[.C8]))" office:value-type="float" office:value="0.480511223541559" calcext:value-type="float">
            <text:p>0.480511223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/>
          <table:table-cell table:formula="of:=2*(([.B9]*[.C9])/([.B9]+[.C9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/>
          <table:table-cell table:formula="of:=2*(([.B10]*[.C10])/([.B10]+[.C10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/>
          <table:table-cell table:formula="of:=2*(([.B11]*[.C11])/([.B11]+[.C11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/>
          <table:table-cell table:formula="of:=2*(([.B12]*[.C12])/([.B12]+[.C12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*(([.B13]*[.C13])/([.B13]+[.C13])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Rigaud</meta:initial-creator>
    <meta:creation-date>2014-09-18T15:34:00.471458589</meta:creation-date>
    <dc:date>2014-09-18T15:37:29.923844936</dc:date>
    <dc:creator>Christophe Rigaud</dc:creator>
    <meta:editing-duration>P0D</meta:editing-duration>
    <meta:editing-cycles>1</meta:editing-cycles>
    <meta:document-statistic meta:table-count="1" meta:cell-count="26" meta:object-count="0"/>
    <meta:generator>LibreOffice/4.2.5.2$Linux_X86_64 LibreOffice_project/61cb170a04bb1f12e77c884eab9192be736ec5f5</meta:generator>
  </office:meta>
</office:document-meta>
</file>